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 text:style-name="P11"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 text:style-name="P12"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8" draw:text-style-name="P5" draw:layer="layout" svg:width="27cm" svg:height="16.88cm" svg:x="0.5cm" svg:y="2.2cm">
          <draw:image xlink:href="../icons/problem%20solved.png" xlink:type="simple" xlink:show="embed" xlink:actuate="onLoad">
            <text:p text:style-name="P5">7</text:p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7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7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7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7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7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22:28:04</dc:date>
    <meta:editing-duration>PT3H21M58S</meta:editing-duration>
    <meta:editing-cycles>82</meta:editing-cycles>
    <meta:document-statistic meta:object-count="100"/>
  </office:meta>
</office:document-meta>
</file>